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7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5.201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7.1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1.2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5.2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84cm" svg:height="6.731cm" svg:x="1.889cm" svg:y="3.9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1.684cm" svg:height="1.27cm" svg:x="1.889cm" svg:y="2.7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4.236cm" svg:height="1.276cm" svg:x="4.556cm" svg:y="2.772cm">
          <draw:text-box>
            <text:p><text:span text:style-name="T1">Contact</text:span></text:p>
          </draw:text-box>
        </draw:frame>
        <draw:frame draw:style-name="gr3" draw:layer="layout" svg:width="5.154cm" svg:height="0.963cm" svg:x="2.069cm" svg:y="5.244cm">
          <draw:text-box>
            <text:p>- address: String</text:p>
          </draw:text-box>
        </draw:frame>
        <draw:frame draw:style-name="gr4" draw:layer="layout" svg:width="4.486cm" svg:height="0.963cm" svg:x="2.102cm" svg:y="4.175cm">
          <draw:text-box>
            <text:p>- name: String</text:p>
          </draw:text-box>
        </draw:frame>
        <draw:frame draw:style-name="gr5" draw:layer="layout" svg:width="8.871cm" svg:height="0.963cm" svg:x="2.143cm" svg:y="6.522cm">
          <draw:text-box>
            <text:p>- birthday: GregorianCalendar</text:p>
          </draw:text-box>
        </draw:frame>
        <draw:frame draw:style-name="gr6" draw:layer="layout" svg:width="6.45cm" svg:height="0.963cm" svg:x="2.143cm" svg:y="8.493cm">
          <draw:text-box>
            <text:p>- phoneNumber: long</text:p>
          </draw:text-box>
        </draw:frame>
        <draw:custom-shape draw:style-name="gr1" draw:text-style-name="P1" draw:layer="layout" svg:width="11.684cm" svg:height="16.764cm" svg:x="1.889cm" svg:y="10.65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layer="layout" svg:width="12.262cm" svg:height="1.675cm" svg:x="2.073cm" svg:y="13.676cm">
          <draw:text-box>
            <text:p>- getPhoneNumberFormat(phoneNumber:</text:p>
            <text:p><text:s/>long): String</text:p>
          </draw:text-box>
        </draw:frame>
        <draw:frame draw:style-name="gr8" draw:layer="layout" svg:width="4.452cm" svg:height="0.963cm" svg:x="2.143cm" svg:y="9.382cm">
          <draw:text-box>
            <text:p>- notes: String</text:p>
          </draw:text-box>
        </draw:frame>
        <draw:frame draw:style-name="gr9" draw:layer="layout" svg:width="5.701cm" svg:height="0.963cm" svg:x="2.016cm" svg:y="15.097cm">
          <draw:text-box>
            <text:p>+getName():String</text:p>
          </draw:text-box>
        </draw:frame>
        <draw:rect draw:style-name="gr10" draw:text-style-name="P1" draw:layer="layout" svg:width="5.969cm" svg:height="1.905cm" svg:x="14.208cm" svg:y="5.064cm">
          <text:p/>
        </draw:rect>
        <draw:rect draw:style-name="gr11" draw:text-style-name="P1" xml:id="id1" draw:id="id1" draw:layer="layout" svg:width="5.969cm" svg:height="1.142cm" svg:x="14.208cm" svg:y="3.921cm">
          <text:p text:style-name="P1"><text:span text:style-name="T1">ContactPane</text:span></text:p>
        </draw:rect>
        <draw:frame draw:style-name="gr12" draw:layer="layout" svg:width="7.3cm" svg:height="2.387cm" svg:x="14.29cm" svg:y="5.244cm">
          <draw:text-box>
            <text:p>+Contact()</text:p>
            <text:p>+Contact(vGap: double)</text:p>
          </draw:text-box>
        </draw:frame>
        <draw:custom-shape draw:style-name="gr13" draw:text-style-name="P2" xml:id="id3" draw:id="id3" draw:layer="layout" svg:width="7.366cm" svg:height="1.016cm" svg:x="16.113cm" svg:y="16.166cm">
          <text:p text:style-name="P1"><text:span text:style-name="T1">Pa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.366cm" svg:height="8.837cm" svg:x="16.113cm" svg:y="17.18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layer="layout" svg:width="11.049cm" svg:height="1.117cm" svg:x="16.113cm" svg:y="17.282cm">
          <draw:text-box>
            <text:p>- <text:span text:style-name="T2">CONTACT_NAMES_FOLDER: File</text:span></text:p>
          </draw:text-box>
        </draw:frame>
        <draw:custom-shape draw:style-name="gr1" draw:text-style-name="P2" draw:layer="layout" svg:width="7.366cm" svg:height="6.191cm" svg:x="16.113cm" svg:y="26.0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5" draw:layer="layout" svg:width="7.61cm" svg:height="0.963cm" svg:x="16.123cm" svg:y="26.273cm">
          <draw:text-box>
            <text:p>+start(stage: Stage): void</text:p>
          </draw:text-box>
        </draw:frame>
        <draw:rect draw:style-name="gr11" draw:text-style-name="P1" xml:id="id2" draw:id="id2" draw:layer="layout" svg:width="10.287cm" svg:height="1.016cm" svg:x="8.239cm" svg:y="1.381cm">
          <text:p text:style-name="P1"><text:span text:style-name="T1">javafx.scene.layout.VBox</text:span></text:p>
        </draw:rect>
        <draw:rect draw:style-name="gr11" draw:text-style-name="P1" xml:id="id4" draw:id="id4" draw:layer="layout" svg:width="11.557cm" svg:height="1.016cm" svg:x="16.113cm" svg:y="13.88cm">
          <text:p text:style-name="P1"><text:span text:style-name="T1">javafx.application.Application</text:span></text:p>
        </draw:rect>
        <draw:connector draw:style-name="gr16" draw:text-style-name="P1" draw:layer="layout" svg:x1="17.192cm" svg:y1="3.921cm" svg:x2="13.382cm" svg:y2="2.397cm" draw:start-shape="id1" draw:start-glue-point="0" draw:end-shape="id2" draw:end-glue-point="2" svg:d="M17192 3921v-762h-3810v-762">
          <text:p/>
        </draw:connector>
        <draw:connector draw:style-name="gr16" draw:text-style-name="P1" draw:layer="layout" draw:type="lines" svg:x1="19.796cm" svg:y1="16.166cm" svg:x2="21.891cm" svg:y2="14.896cm" draw:start-shape="id3" draw:start-glue-point="4" draw:end-shape="id4" draw:end-glue-point="2" svg:d="M19796 16166v-501l2095-268v-501">
          <text:p/>
        </draw:connector>
        <draw:frame draw:style-name="gr17" draw:layer="layout" svg:width="17.122cm" svg:height="2.387cm" svg:x="2.251cm" svg:y="11.668cm">
          <draw:text-box>
            <text:p>+ Contact(name: String,</text:p>
            <text:p>address: String, birthday: GregorianCalendar, email: String,</text:p>
            <text:p>phoneNumber: long, notes: String)</text:p>
          </draw:text-box>
        </draw:frame>
        <draw:frame draw:style-name="gr6" draw:layer="layout" svg:width="6.45cm" svg:height="0.963cm" svg:x="2.143cm" svg:y="7.477cm">
          <draw:text-box>
            <text:p>- email: String</text:p>
          </draw:text-box>
        </draw:frame>
        <draw:frame draw:style-name="gr18" draw:layer="layout" svg:width="3.482cm" svg:height="0.963cm" svg:x="2.397cm" svg:y="10.832cm">
          <draw:text-box>
            <text:p>+Contact()</text:p>
          </draw:text-box>
        </draw:frame>
        <draw:frame draw:style-name="gr9" draw:layer="layout" svg:width="6.336cm" svg:height="4.9cm" svg:x="2.03cm" svg:y="16.039cm">
          <draw:text-box>
            <text:p>+getAddress():String</text:p>
          </draw:text-box>
        </draw:frame>
        <draw:frame draw:style-name="gr9" draw:layer="layout" svg:width="10.052cm" svg:height="4.9cm" svg:x="2.016cm" svg:y="16.801cm">
          <draw:text-box>
            <text:p>+getBirthday():GregorianCalendar</text:p>
          </draw:text-box>
        </draw:frame>
        <draw:frame draw:style-name="gr9" draw:layer="layout" svg:width="5.701cm" svg:height="4.9cm" svg:x="2.016cm" svg:y="17.637cm">
          <draw:text-box>
            <text:p>+getEmail():String</text:p>
          </draw:text-box>
        </draw:frame>
        <draw:frame draw:style-name="gr19" draw:layer="layout" svg:width="7.631cm" svg:height="1.09cm" svg:x="2.005cm" svg:y="18.399cm">
          <draw:text-box>
            <text:p>+getPhoneNumber():long</text:p>
          </draw:text-box>
        </draw:frame>
        <draw:frame draw:style-name="gr19" draw:layer="layout" svg:width="5.701cm" svg:height="1.09cm" svg:x="2.016cm" svg:y="19.214cm">
          <draw:text-box>
            <text:p>+getNotes():long</text:p>
          </draw:text-box>
        </draw:frame>
        <draw:frame draw:style-name="gr18" draw:layer="layout" svg:width="8.765cm" svg:height="0.963cm" svg:x="2.143cm" svg:y="20.177cm">
          <draw:text-box>
            <text:p>+setName(name:String): void</text:p>
          </draw:text-box>
        </draw:frame>
        <draw:frame draw:style-name="gr18" draw:layer="layout" svg:width="10.069cm" svg:height="0.963cm" svg:x="2.141cm" svg:y="21.066cm">
          <draw:text-box>
            <text:p>+setAddress(address:String): void</text:p>
          </draw:text-box>
        </draw:frame>
        <draw:frame draw:style-name="gr18" draw:layer="layout" svg:width="13.778cm" svg:height="0.963cm" svg:x="2.107cm" svg:y="21.955cm">
          <draw:text-box>
            <text:p>+setBirthday(birthday:GregorianCalendar): void</text:p>
          </draw:text-box>
        </draw:frame>
        <draw:frame draw:style-name="gr18" draw:layer="layout" svg:width="8.588cm" svg:height="0.963cm" svg:x="2.143cm" svg:y="22.717cm">
          <draw:text-box>
            <text:p>+setEmail(email:String): void</text:p>
          </draw:text-box>
        </draw:frame>
        <draw:frame draw:style-name="gr18" draw:layer="layout" svg:width="13.122cm" svg:height="0.963cm" svg:x="2.143cm" svg:y="23.606cm">
          <draw:text-box>
            <text:p>+setPhoneNumber(phoneNumber:long): void</text:p>
          </draw:text-box>
        </draw:frame>
        <draw:frame draw:style-name="gr18" draw:layer="layout" svg:width="8.698cm" svg:height="0.963cm" svg:x="2.143cm" svg:y="24.294cm">
          <draw:text-box>
            <text:p>+setNotes(notes:String): void</text:p>
          </draw:text-box>
        </draw:frame>
        <draw:frame draw:style-name="gr18" draw:layer="layout" svg:width="8.338cm" svg:height="0.963cm" svg:x="2.187cm" svg:y="25.003cm">
          <draw:text-box>
            <text:p>+getBirthdayFormat():String</text:p>
          </draw:text-box>
        </draw:frame>
        <draw:frame draw:style-name="gr18" draw:layer="layout" svg:width="9.358cm" svg:height="0.963cm" svg:x="2.187cm" svg:y="25.765cm">
          <draw:text-box>
            <text:p>+getBirthdayFileFormat():String</text:p>
          </draw:text-box>
        </draw:frame>
        <draw:frame draw:style-name="gr18" draw:layer="layout" svg:width="3.973cm" svg:height="0.963cm" svg:x="2.183cm" svg:y="26.527cm">
          <draw:text-box>
            <text:p>+save():void</text:p>
          </draw:text-box>
        </draw:frame>
        <draw:frame draw:style-name="gr14" draw:layer="layout" svg:width="11.049cm" svg:height="1.117cm" svg:x="16.113cm" svg:y="18.145cm">
          <draw:text-box>
            <text:p>- <text:span text:style-name="T3">contactPane: ContactPane</text:span></text:p>
          </draw:text-box>
        </draw:frame>
        <draw:frame draw:style-name="gr20" draw:layer="layout" svg:width="10.795cm" svg:height="1.675cm" svg:x="16.113cm" svg:y="18.907cm">
          <draw:text-box>
            <text:p>- listOfNodeLabels<text:span text:style-name="T3">: ObservableList&lt;javafx.scene.Node&gt;</text:span></text:p>
          </draw:text-box>
        </draw:frame>
        <draw:frame draw:style-name="gr20" draw:layer="layout" svg:width="10.795cm" svg:height="4.523cm" svg:x="16.113cm" svg:y="20.407cm">
          <draw:text-box>
            <text:p>- nameField: TextField</text:p>
            <text:p>-addressField: TextField</text:p>
            <text:p>-birthdayField: TextField</text:p>
            <text:p>-emailField: TextField</text:p>
            <text:p>-phoneField: TextField</text:p>
            <text:p>-notesArea: TextArea</text:p>
          </draw:text-box>
        </draw:frame>
        <draw:frame draw:style-name="gr21" draw:layer="layout" svg:width="12.8cm" svg:height="3.811cm" svg:x="16.123cm" svg:y="27.342cm">
          <draw:text-box>
            <text:p>-getSelectedContact(name: String): Contact</text:p>
            <text:p><text:span text:style-name="T4">-getFileNames(): ObservableList&lt;String&gt;</text:span></text:p>
            <text:p><text:span text:style-name="T5">+getBirthdayValues(dateStr: String): int[]</text:span></text:p>
            <text:p><text:span text:style-name="T5">-comparePrint&lt;E&gt;(e: E, r: E): void</text:span></text:p>
            <text:p><text:span text:style-name="T4"/></text:p>
          </draw:text-box>
        </draw:frame>
        <draw:custom-shape draw:style-name="gr13" draw:text-style-name="P1" draw:layer="layout" svg:width="11.684cm" svg:height="1.397cm" svg:x="-12.716cm" svg:y="18.78cm">
          <text:p text:style-name="P1">QuickSor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3" draw:layer="layout" svg:width="11.684cm" svg:height="3.175cm" svg:x="-12.716cm" svg:y="20.177cm">
          <text:p text:style-name="P3"><text:span text:style-name="T2">+quickSort(list: ArrayList&lt;String&gt;):void</text:span></text:p>
          <text:p text:style-name="P3"><text:span text:style-name="T2">#quickSort(list: ArrayList&lt;String&gt;, first: int, last: int): void</text:span></text:p>
          <text:p text:style-name="P3"><text:span text:style-name="T2">#partition(list: ArrayList&lt;String&gt;, first: int, last: int): 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9-25T22:46:21.01</meta:creation-date>
    <meta:editing-duration>PT2H14M19S</meta:editing-duration>
    <meta:editing-cycles>11</meta:editing-cycles>
    <meta:generator>OpenOffice/4.1.14$Win32 OpenOffice.org_project/4114m1$Build-9811</meta:generator>
    <meta:initial-creator>Aidan Snyder</meta:initial-creator>
    <dc:date>2023-10-08T00:12:50.80</dc:date>
    <dc:creator>Aidan Snyder</dc:creator>
    <meta:document-statistic meta:object-count="46"/>
  </office:meta>
</office:document-meta>
</file>